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Text_20_body">
      <loext:graphic-properties draw:fill="solid" draw:fill-color="#e6e6e6" draw:opacity="100%"/>
      <style:paragraph-properties fo:margin-left="0cm" fo:margin-right="0.265cm" fo:text-align="start" style:justify-single-word="false" fo:text-indent="0cm" style:auto-text-indent="false" fo:background-color="#e6e6e6" fo:padding="0cm" fo:border="none" style:shadow="none"/>
      <style:text-properties fo:background-color="transparent"/>
    </style:style>
    <style:style style:name="P3" style:family="paragraph" style:parent-style-name="Text_20_body">
      <loext:graphic-properties draw:fill="solid" draw:fill-color="#e6e6e6" draw:opacity="100%"/>
      <style:paragraph-properties fo:background-color="#e6e6e6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3">
      <style:paragraph-properties fo:margin-top="0cm" fo:margin-bottom="0.21cm" loext:contextual-spacing="false" style:shadow="none"/>
    </style:style>
    <style:style style:name="P6" style:family="paragraph" style:parent-style-name="Text_20_body" style:list-style-name="L1"/>
    <style:style style:name="P7" style:family="paragraph" style:parent-style-name="Text_20_body" style:list-style-name="L3">
      <loext:graphic-properties draw:fill="solid" draw:fill-color="#e6e6e6" draw:opacity="100%"/>
      <style:paragraph-properties fo:background-color="#e6e6e6"/>
    </style:style>
    <style:style style:name="P8" style:family="paragraph" style:parent-style-name="Text_20_body" style:list-style-name="L4">
      <loext:graphic-properties draw:fill="solid" draw:fill-color="#e6e6e6" draw:opacity="100%"/>
      <style:paragraph-properties fo:background-color="#e6e6e6"/>
    </style:style>
    <style:style style:name="P9" style:family="paragraph" style:parent-style-name="Text_20_body" style:list-style-name="L5">
      <loext:graphic-properties draw:fill="solid" draw:fill-color="#e6e6e6" draw:opacity="100%"/>
      <style:paragraph-properties fo:background-color="#e6e6e6"/>
    </style:style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3">
      <loext:graphic-properties draw:fill="solid" draw:fill-color="#e6e6e6" draw:opacity="100%"/>
      <style:paragraph-properties fo:margin-top="0cm" fo:margin-bottom="0cm" loext:contextual-spacing="false" fo:background-color="#e6e6e6"/>
    </style:style>
    <style:style style:name="P12" style:family="paragraph" style:parent-style-name="Text_20_body" style:list-style-name="L4">
      <loext:graphic-properties draw:fill="solid" draw:fill-color="#e6e6e6" draw:opacity="100%"/>
      <style:paragraph-properties fo:margin-top="0cm" fo:margin-bottom="0cm" loext:contextual-spacing="false" fo:background-color="#e6e6e6"/>
    </style:style>
    <style:style style:name="P13" style:family="paragraph" style:parent-style-name="Text_20_body" style:list-style-name="L5">
      <loext:graphic-properties draw:fill="solid" draw:fill-color="#e6e6e6" draw:opacity="100%"/>
      <style:paragraph-properties fo:margin-top="0cm" fo:margin-bottom="0cm" loext:contextual-spacing="false" fo:background-color="#e6e6e6"/>
    </style:style>
    <style:style style:name="P14" style:family="paragraph" style:parent-style-name="Text_20_body" style:list-style-name="L2">
      <loext:graphic-properties draw:fill="solid" draw:fill-color="#e6e6e6" draw:opacity="100%"/>
      <style:paragraph-properties fo:margin-left="0cm" fo:margin-right="0.265cm" fo:margin-top="0cm" fo:margin-bottom="0cm" loext:contextual-spacing="false" fo:text-align="start" style:justify-single-word="false" fo:text-indent="0cm" style:auto-text-indent="false" fo:background-color="#e6e6e6" fo:padding="0cm" fo:border="none" style:shadow="none"/>
      <style:text-properties fo:background-color="transparent"/>
    </style:style>
    <style:style style:name="P15" style:family="paragraph" style:parent-style-name="Text_20_body" style:list-style-name="L2">
      <loext:graphic-properties draw:fill="solid" draw:fill-color="#e6e6e6" draw:opacity="100%"/>
      <style:paragraph-properties fo:margin-left="0cm" fo:margin-right="0.265cm" fo:text-align="start" style:justify-single-word="false" fo:text-indent="0cm" style:auto-text-indent="false" fo:background-color="#e6e6e6" fo:padding="0cm" fo:border="none" style:shadow="none"/>
      <style:text-properties fo:background-color="transparent"/>
    </style:style>
    <style:style style:name="P16" style:family="paragraph" style:parent-style-name="Standard">
      <style:paragraph-properties fo:margin-top="0cm" fo:margin-bottom="0.3cm" loext:contextual-spacing="false"/>
    </style:style>
    <style:style style:name="P17" style:family="paragraph" style:parent-style-name="Heading_20_2">
      <style:paragraph-properties fo:margin-top="0cm" fo:margin-bottom="0.21cm" loext:contextual-spacing="false"/>
    </style:style>
    <style:style style:name="P18" style:family="paragraph" style:parent-style-name="Heading_20_3">
      <style:paragraph-properties fo:break-before="page"/>
    </style:style>
    <style:style style:name="P19" style:family="paragraph" style:parent-style-name="Heading_20_3">
      <style:paragraph-properties fo:margin-left="0cm" fo:margin-right="0.265cm" fo:margin-top="0.199cm" fo:margin-bottom="0.21cm" loext:contextual-spacing="false" fo:text-indent="0cm" style:auto-text-indent="false"/>
    </style:style>
    <style:style style:name="P20" style:family="paragraph" style:parent-style-name="Preformatted_20_Text">
      <style:paragraph-properties fo:margin-top="0cm" fo:margin-bottom="0.3cm" loext:contextual-spacing="false"/>
    </style:style>
    <style:style style:name="P21" style:family="paragraph" style:parent-style-name="Preformatted_20_Text">
      <style:paragraph-properties fo:margin-top="0cm" fo:margin-bottom="0.3cm" loext:contextual-spacing="false"/>
      <style:text-properties officeooo:paragraph-rsid="00099d68"/>
    </style:style>
    <style:style style:name="P22" style:family="paragraph" style:parent-style-name="Preformatted_20_Text">
      <style:paragraph-properties fo:margin-top="0cm" fo:margin-bottom="0.3cm" loext:contextual-spacing="false"/>
      <style:text-properties officeooo:paragraph-rsid="00169053"/>
    </style:style>
    <style:style style:name="P23" style:family="paragraph" style:parent-style-name="Preformatted_20_Text">
      <style:paragraph-properties fo:margin-top="0cm" fo:margin-bottom="0.229cm" loext:contextual-spacing="false"/>
    </style:style>
    <style:style style:name="P24" style:family="paragraph" style:parent-style-name="Preformatted_20_Text">
      <style:paragraph-properties fo:margin-top="0cm" fo:margin-bottom="0.229cm" loext:contextual-spacing="false"/>
      <style:text-properties officeooo:paragraph-rsid="000ab06d"/>
    </style:style>
    <style:style style:name="P25" style:family="paragraph" style:parent-style-name="Preformatted_20_Text">
      <style:paragraph-properties fo:margin-top="0cm" fo:margin-bottom="0.229cm" loext:contextual-spacing="false"/>
      <style:text-properties officeooo:paragraph-rsid="0014d4ab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style:text-underline-style="solid" style:text-underline-width="auto" style:text-underline-color="font-color" fo:font-weight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8fd53" style:font-size-asian="12pt" style:font-size-complex="12pt"/>
    </style:style>
    <style:style style:name="T8" style:family="text">
      <style:text-properties fo:font-size="12pt" officeooo:rsid="00099d68" style:font-size-asian="12pt" style:font-size-complex="12pt"/>
    </style:style>
    <style:style style:name="T9" style:family="text">
      <style:text-properties fo:font-size="12pt" officeooo:rsid="000a3fbc" style:font-size-asian="12pt" style:font-size-complex="12pt"/>
    </style:style>
    <style:style style:name="T10" style:family="text">
      <style:text-properties fo:font-size="12pt" officeooo:rsid="000ab06d" style:font-size-asian="12pt" style:font-size-complex="12pt"/>
    </style:style>
    <style:style style:name="T11" style:family="text">
      <style:text-properties fo:font-size="12pt" officeooo:rsid="000f65e0" style:font-size-asian="12pt" style:font-size-complex="12pt"/>
    </style:style>
    <style:style style:name="T12" style:family="text">
      <style:text-properties fo:font-size="12pt" officeooo:rsid="0014d4ab" style:font-size-asian="12pt" style:font-size-complex="12pt"/>
    </style:style>
    <style:style style:name="T13" style:family="text">
      <style:text-properties fo:font-size="12pt" officeooo:rsid="00152c9c" style:font-size-asian="12pt" style:font-size-complex="12pt"/>
    </style:style>
    <style:style style:name="T14" style:family="text">
      <style:text-properties fo:font-size="12pt" officeooo:rsid="00169053" style:font-size-asian="12pt" style:font-size-complex="12pt"/>
    </style:style>
    <style:style style:name="T15" style:family="text">
      <style:text-properties fo:font-size="12pt" fo:font-weight="bold" style:font-size-asian="12pt" style:font-size-complex="12pt"/>
    </style:style>
    <style:style style:name="T16" style:family="text">
      <style:text-properties fo:font-size="12pt" fo:font-weight="bold" officeooo:rsid="0008fd53" style:font-size-asian="12pt" style:font-size-complex="12pt"/>
    </style:style>
    <style:style style:name="T17" style:family="text">
      <style:text-properties fo:font-size="12pt" fo:font-weight="bold" officeooo:rsid="000e6ee4" style:font-size-asian="12pt" style:font-size-complex="12pt"/>
    </style:style>
    <style:style style:name="T18" style:family="text">
      <style:text-properties fo:font-size="12pt" fo:font-weight="bold" officeooo:rsid="0014d4ab" style:font-size-asian="12pt" style:font-size-complex="12pt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08fd53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0dd857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0e6ee4" style:font-size-asian="12pt" style:font-weight-asian="bold" style:font-size-complex="12pt" style:font-weight-complex="bold"/>
    </style:style>
    <style:style style:name="T23" style:family="text">
      <style:text-properties officeooo:rsid="0008fd53"/>
    </style:style>
    <style:style style:name="T24" style:family="text">
      <style:text-properties officeooo:rsid="000c11a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2"><text:bookmark text:name="Rekursion"/>Rekursion</text:h>
      <text:p text:style-name="Text_20_body">Binärbäume sind <text:span text:style-name="T1">rekursive Datenstrukturen</text:span>, denn jeder Binärbaum hat zwei Teilbäume - und die sind selber wieder Binärbäume. </text:p>
      <text:p text:style-name="Text_20_body">Deswegen bietet es sich an, Binärbäume <text:span text:style-name="T1">rekursiv</text:span> zu durchlaufen. </text:p>
      <text:h text:style-name="P5" text:outline-level="3"><text:bookmark text:name="Strategie"/>Strategie</text:h>
      <text:p text:style-name="Text_20_body">Bei der Implementierung einer rekursiven Methode für Binärbäume wird der gesamte Baum nur sehr grob betrachtet: Er besteht aus </text:p>
      <text:list xml:id="list1440335103" text:style-name="L1">
        <text:list-item>
          <text:p text:style-name="P10">der Wurzel, </text:p>
        </text:list-item>
        <text:list-item>
          <text:p text:style-name="P10">dem linken Teilbaum (für den die Methode rekursiv aufgerufen wird) </text:p>
        </text:list-item>
        <text:list-item>
          <text:p text:style-name="P6">dem rechten Teilbaum (für den die Methode nochmal rekursiv aufgerufen wird). </text:p>
        </text:list-item>
      </text:list>
      <text:p text:style-name="Text_20_body">In der <text:span text:style-name="T1">Sachlogik</text:span> muss man folgende Frage beantworten: </text:p>
      <text:p text:style-name="Text_20_body"><text:span text:style-name="T4">Wie setzt sich das Gesamtergebnis aus der Wurzel, dem Ergebnis des linken Teilbaumes und dem Ergebnis des rechten Teilbaumes zusammen?</text:span> </text:p>
      <text:p text:style-name="P2"><text:span text:style-name="T5">Bestandteile einer rekursiven Methode:</text:span> </text:p>
      <text:list xml:id="list1000537615" text:style-name="L2">
        <text:list-item>
          <text:p text:style-name="P14">eine <text:span text:style-name="T1">Abbruchbedingung</text:span> oder mehrere Abbruchbedingungen.<text:line-break/>Diese hängen vom Sachzusammenhang ab - in der Regel braucht man mindestens eine Abbruchbedingung für einen leeren Binärbaum. </text:p>
        </text:list-item>
        <text:list-item>
          <text:p text:style-name="P14"><text:span text:style-name="T1">Wurzel auslesen</text:span> <text:span text:style-name="T3">(=Wurzelbehandlung)</text:span> </text:p>
        </text:list-item>
        <text:list-item>
          <text:p text:style-name="P14"><text:span text:style-name="T1">rekursive Aufrufe</text:span>: Die Methode ruft sich selber auf. </text:p>
          <text:list>
            <text:list-item>
              <text:p text:style-name="P14">Meistens braucht man <text:span text:style-name="T1">zwei rekursive Aufrufe</text:span>: einen für den linken Teilbaum und einen für den rechten Teilbaum. </text:p>
            </text:list-item>
            <text:list-item>
              <text:p text:style-name="P14">Bei Methoden, die etwas zurückgeben, muss man sich für den Rückgabewert interessieren! </text:p>
            </text:list-item>
          </text:list>
        </text:list-item>
        <text:list-item>
          <text:p text:style-name="P15"><text:span text:style-name="T1">Sachlogik</text:span>: Hier werden die Wurzel und die Ergebnisse der rekursiven Aufrufe behandelt. </text:p>
        </text:list-item>
      </text:list>
      <text:h text:style-name="P19" text:outline-level="3"><text:bookmark text:name="Implementierung"/>Implementierungsbeispiel</text:h>
      <text:p text:style-name="P23"><text:span text:style-name="Source_20_Text"><text:span text:style-name="T19">public int summe(BinaryTree</text:span></text:span><text:span text:style-name="Source_20_Text"><text:span text:style-name="T20">&lt;Integer&gt;</text:span></text:span><text:span text:style-name="Source_20_Text"><text:span text:style-name="T19"> pTree){</text:span></text:span></text:p>
      <text:p text:style-name="P23"><text:span text:style-name="Source_20_Text"><text:span text:style-name="T6"><text:s text:c="2"/>// </text:span></text:span><text:span text:style-name="Source_20_Text"><text:span text:style-name="T11">ergebnis deklarieren und geeigneten Startwert festlegen.</text:span></text:span></text:p>
      <text:p text:style-name="P23"><text:span text:style-name="Source_20_Text"><text:span text:style-name="T6"><text:s text:c="2"/>____________________________</text:span></text:span></text:p>
      <text:p text:style-name="P23"><text:span text:style-name="Source_20_Text"><text:span text:style-name="T6"><text:s text:c="2"/></text:span></text:span><text:span text:style-name="Source_20_Text"><text:span text:style-name="T15">//Abbruchbedingung </text:span></text:span><text:span text:style-name="Source_20_Text"><text:span text:style-name="T18">für einen leeren Baum</text:span></text:span></text:p>
      <text:p text:style-name="P23"><text:span text:style-name="Source_20_Text"><text:span text:style-name="T6"><text:s text:c="2"/></text:span></text:span><text:span text:style-name="Source_20_Text"><text:span text:style-name="T12">if(</text:span></text:span><text:span text:style-name="Source_20_Text"><text:span text:style-name="T6">_______________________________</text:span></text:span><text:span text:style-name="Source_20_Text"><text:span text:style-name="T12">){</text:span></text:span></text:p>
      <text:p text:style-name="P23"><text:span text:style-name="Source_20_Text"><text:span text:style-name="T6"><text:s text:c="4"/>_________________________;</text:span></text:span></text:p>
      <text:p text:style-name="P23"><text:span text:style-name="Source_20_Text"><text:span text:style-name="T6"><text:s text:c="2"/>}</text:span></text:span></text:p>
      <text:p text:style-name="P23"><text:span text:style-name="Source_20_Text"><text:span text:style-name="T6"><text:s text:c="2"/></text:span></text:span><text:span text:style-name="Source_20_Text"><text:span text:style-name="T15">//Wurzel auslesen</text:span></text:span></text:p>
      <text:p text:style-name="P23"><text:span text:style-name="Source_20_Text"><text:span text:style-name="T6"><text:s text:c="2"/>int wurzel = pTree.get</text:span></text:span><text:span text:style-name="Source_20_Text"><text:span text:style-name="T7">Content</text:span></text:span><text:span text:style-name="Source_20_Text"><text:span text:style-name="T6">();</text:span></text:span></text:p>
      <text:p text:style-name="P23"><text:span text:style-name="Source_20_Text"><text:span text:style-name="T6"><text:s text:c="2"/></text:span></text:span><text:span text:style-name="Source_20_Text"><text:span text:style-name="T15">//rekursive Aufrufe </text:span></text:span><text:span text:style-name="Source_20_Text"><text:span text:style-name="T18">für den linken und den rechten Teilbaum</text:span></text:span></text:p>
      <text:p text:style-name="P23"><text:span text:style-name="Source_20_Text"><text:span text:style-name="T6"><text:s text:c="2"/>_______________________________________________</text:span></text:span></text:p>
      <text:p text:style-name="P25"><text:span text:style-name="Source_20_Text"><text:span text:style-name="T6"><text:s text:c="2"/>_______________________________________________</text:span></text:span></text:p>
      <text:p text:style-name="P25"><text:span text:style-name="Source_20_Text"><text:span text:style-name="T6"><text:s text:c="2"/></text:span></text:span><text:span text:style-name="Source_20_Text"><text:span text:style-name="T15">//Sachlogik</text:span></text:span></text:p>
      <text:p text:style-name="P24"><text:span text:style-name="Source_20_Text"><text:span text:style-name="T6"><text:s text:c="2"/></text:span></text:span><text:span text:style-name="Source_20_Text"><text:span text:style-name="T10">ergebnis = ___________________________________</text:span></text:span></text:p>
      <text:p text:style-name="P23"><text:span text:style-name="Source_20_Text"><text:span text:style-name="T6"><text:s text:c="2"/>return ergebnis;</text:span></text:span></text:p>
      <text:p text:style-name="P23"><text:span text:style-name="Source_20_Text"><text:span text:style-name="T6">}</text:span></text:span></text:p>
      <text:h text:style-name="Heading_20_2" text:outline-level="2"><text:bookmark text:name="Durchlaufen_eines_Pfades"/><text:soft-page-break/>Durchlaufen eines Pfades</text:h>
      <text:p text:style-name="Text_20_body">In manchen Situationen, vor allem in Bäumen mit Suchbaumstruktur, reicht es, wenn man einen <text:span text:style-name="T1">Pfad von der Wurzel bis zu einem Blatt durchläuft</text:span>. Das lässt sich mit einer <text:span text:style-name="Source_20_Text">while</text:span>-Schleife realisieren, d.h. Rekursion ist hier nicht nötig. </text:p>
      <text:h text:style-name="Heading_20_3" text:outline-level="3"><text:bookmark text:name="Strategie_2"/>Strategie</text:h>
      <text:p text:style-name="Text_20_body">Um einen Pfad in dem Binärbaum <text:span text:style-name="Source_20_Text">pTree</text:span> von der Wurzel zu einem Blatt zu durchlaufen, geht man wie folgt vor: </text:p>
      <text:list xml:id="list3163253282" text:style-name="L3">
        <text:list-item>
          <text:p text:style-name="P11">Es wird eine <text:span text:style-name="Source_20_Text">while</text:span>-Schleife geöffnet, die so lange läuft, bis <text:span text:style-name="Source_20_Text">pTree</text:span> leer ist. </text:p>
        </text:list-item>
        <text:list-item>
          <text:p text:style-name="P11">In der <text:span text:style-name="Source_20_Text">while</text:span>-Schleife wird - abhängig von der Sachlogik - nach links oder nach rechts abgebogen. Das realisiert man, indem man <text:span text:style-name="Source_20_Text">pTree</text:span> durch seinen linken oder rechten Teilbaum updated. </text:p>
        </text:list-item>
        <text:list-item>
          <text:p text:style-name="P7">Nach Beendigung der <text:span text:style-name="Source_20_Text">while</text:span>-Schleife ist man dann bei einem leeren Knoten unterhalb eines Blattes angekommen. </text:p>
        </text:list-item>
      </text:list>
      <text:h text:style-name="Heading_20_3" text:outline-level="3"><text:bookmark text:name="Implementierung_2"/>Implementierungsbeispiel</text:h>
      <text:p text:style-name="Text_20_body">Als Beispiel wird die Methode <text:span text:style-name="T1">einfuegen</text:span> für einen mit Zahlen gefüllten Suchbaum implementiert. </text:p>
      <text:p text:style-name="Text_20_body"/>
      <text:p text:style-name="P20"><text:span text:style-name="Source_20_Text"><text:span text:style-name="T19">public void einfuegen(BinaryTree</text:span></text:span><text:span text:style-name="Source_20_Text"><text:span text:style-name="T20">&lt;Integer&gt;</text:span></text:span><text:span text:style-name="Source_20_Text"><text:span text:style-name="T19"> pTree, int pZahl) {</text:span></text:span></text:p>
      <text:p text:style-name="P20"><text:span text:style-name="Source_20_Text"><text:span text:style-name="T6"><text:s text:c="2"/>// </text:span></text:span><text:span text:style-name="Source_20_Text"><text:span text:style-name="T7">lokale Variable, fuer einen Baum den man "Zersaegen" kann.</text:span></text:span></text:p>
      <text:p text:style-name="P20"><text:span text:style-name="Source_20_Text"><text:span text:style-name="T6"><text:s text:c="2"/></text:span></text:span><text:span text:style-name="Source_20_Text"><text:span text:style-name="T7">BinaryTree&lt;Integer&gt; b = pTree;</text:span></text:span></text:p>
      <text:p text:style-name="P20"><text:span text:style-name="Source_20_Text"><text:span text:style-name="T6"><text:s text:c="2"/>// </text:span></text:span><text:span text:style-name="Source_20_Text"><text:span text:style-name="T12">den Baum b so lange durchlaufen, bis man am "Ziel" ist.</text:span></text:span></text:p>
      <text:p text:style-name="P20"><text:span text:style-name="Source_20_Text"><text:span text:style-name="T6"><text:s text:c="2"/></text:span></text:span><text:span text:style-name="Source_20_Text"><text:span text:style-name="T15">while(_________________________){</text:span></text:span></text:p>
      <text:p text:style-name="P20"><text:span text:style-name="Source_20_Text"><text:span text:style-name="T6"><text:s text:c="4"/>int wurzel = </text:span></text:span><text:span text:style-name="Source_20_Text"><text:span text:style-name="T12">b</text:span></text:span><text:span text:style-name="Source_20_Text"><text:span text:style-name="T6">.get</text:span></text:span><text:span text:style-name="Source_20_Text"><text:span text:style-name="T7">Content</text:span></text:span><text:span text:style-name="Source_20_Text"><text:span text:style-name="T6">();</text:span></text:span></text:p>
      <text:p text:style-name="P20"><text:span text:style-name="Source_20_Text"><text:span text:style-name="T6"><text:s text:c="4"/></text:span></text:span><text:span text:style-name="Source_20_Text"><text:span text:style-name="T15">// UPDATE von </text:span></text:span><text:span text:style-name="Source_20_Text"><text:span text:style-name="T18">b</text:span></text:span></text:p>
      <text:p text:style-name="P20"><text:span text:style-name="Source_20_Text"><text:span text:style-name="T6"><text:s text:c="4"/>if(pZahl </text:span></text:span><text:span text:style-name="Source_20_Text"><text:span text:style-name="T10">&lt;</text:span></text:span><text:span text:style-name="Source_20_Text"><text:span text:style-name="T6"> wurzel){</text:span></text:span></text:p>
      <text:p text:style-name="P20"><text:span text:style-name="Source_20_Text"><text:span text:style-name="T6"><text:s text:c="6"/></text:span></text:span><text:span text:style-name="Source_20_Text"><text:span text:style-name="T15">__________________________________</text:span></text:span></text:p>
      <text:p text:style-name="P20"><text:span text:style-name="Source_20_Text"><text:span text:style-name="T6"><text:s text:c="4"/>}</text:span></text:span></text:p>
      <text:p text:style-name="P20"><text:span text:style-name="Source_20_Text"><text:span text:style-name="T6"><text:s text:c="4"/>else{</text:span></text:span></text:p>
      <text:p text:style-name="P20"><text:span text:style-name="Source_20_Text"><text:span text:style-name="T6"><text:s text:c="6"/></text:span></text:span><text:span text:style-name="Source_20_Text"><text:span text:style-name="T15">__________________________________</text:span></text:span></text:p>
      <text:p text:style-name="P20"><text:span text:style-name="Source_20_Text"><text:span text:style-name="T6"><text:s text:c="4"/>}</text:span></text:span></text:p>
      <text:p text:style-name="P20"><text:span text:style-name="Source_20_Text"><text:span text:style-name="T6"><text:s text:c="2"/>} <text:s/>// </text:span></text:span><text:span text:style-name="Source_20_Text"><text:span text:style-name="T13">end while</text:span></text:span></text:p>
      <text:p text:style-name="P20"><text:span text:style-name="Source_20_Text"><text:span text:style-name="T6"><text:s text:c="2"/>// jetzt ist man beim richtigen leeren Knoten angekommen.</text:span></text:span></text:p>
      <text:p text:style-name="P20"><text:span text:style-name="Source_20_Text"><text:span text:style-name="T6"><text:s text:c="2"/>// </text:span></text:span><text:span text:style-name="Source_20_Text"><text:span text:style-name="T12">d.h. jetzt kann man einfuegen!</text:span></text:span></text:p>
      <text:p text:style-name="P20"><text:span text:style-name="Source_20_Text"><text:span text:style-name="T6"><text:s text:c="2"/></text:span></text:span><text:span text:style-name="Source_20_Text"><text:span text:style-name="T19">____________________________________________</text:span></text:span></text:p>
      <text:p text:style-name="P20"><text:span text:style-name="Source_20_Text"><text:span text:style-name="T6">}</text:span></text:span></text:p>
      <text:h text:style-name="Heading_20_2" text:outline-level="2"/>
      <text:h text:style-name="P4" text:outline-level="2"><text:bookmark text:name="Linearisierung"/>Linearisierung</text:h>
      <text:p text:style-name="Text_20_body"><text:span text:style-name="T1">Linearisierung</text:span> ist eine Strategie, wie man rekursive Strukturen (z.B. einen Binärbaum) komplett durchlaufen kann, <text:span text:style-name="T4">OHNE eine rekursive Methode zu verwenden</text:span>. </text:p>
      <text:h text:style-name="Heading_20_3" text:outline-level="3"><text:bookmark text:name="Vorgehensweise"/>Vorgehensweise</text:h>
      <text:p text:style-name="Text_20_body">Die Vorgehensweise wird hier am Beispiel <text:span text:style-name="T1">Levelorder</text:span> aufgezeigt. In Levelorder wird der Binärbaum "schichtenweise" von oben nach unten durchlaufen, d.h. es handelt sich hier um eine <text:span text:style-name="T1">Breitensuche</text:span>. </text:p>
      <text:p text:style-name="Text_20_body">Die Idee der Linarisierung ist die folgende: </text:p>
      <text:p text:style-name="P3"><text:span text:style-name="T1">Linearisierung:</text:span> </text:p>
      <text:list xml:id="list1683692902" text:style-name="L4">
        <text:list-item>
          <text:p text:style-name="P12">eine Hilfsliste <text:span text:style-name="Source_20_Text">baumListe</text:span> wird angelegt; in diese Hilfsliste kommen nur Bäume! </text:p>
        </text:list-item>
        <text:list-item>
          <text:p text:style-name="P12">der ganze Baum wird in <text:span text:style-name="Source_20_Text">baumListe</text:span> gepackt, d.h. <text:span text:style-name="Source_20_Text">baumListe</text:span> hat jetzt ein Element. </text:p>
        </text:list-item>
        <text:list-item>
          <text:p text:style-name="P12">dann wird <text:span text:style-name="Source_20_Text">baumListe</text:span> mit einer Schleife von vorne bis zum Ende durchlaufen; dabei wird <text:span text:style-name="Source_20_Text">baumListe</text:span> <text:span text:style-name="T1">ständig ergänzt!</text:span> </text:p>
          <text:list>
            <text:list-item>
              <text:p text:style-name="P12">bei jedem Schleifen-Durchlauf wird das aktuelle Element (=ein Baum) aus <text:span text:style-name="Source_20_Text">baumListe</text:span> entnommen. </text:p>
            </text:list-item>
            <text:list-item>
              <text:p text:style-name="P12">die beiden Teilbäume (wenn sie nicht leer sind) werden hinten an <text:span text:style-name="Source_20_Text">baumListe</text:span> angehängt. </text:p>
            </text:list-item>
          </text:list>
        </text:list-item>
        <text:list-item>
          <text:p text:style-name="P12">Jetzt hat man in <text:span text:style-name="Source_20_Text">baumListe</text:span> eine Liste aller Teilbäume von <text:span text:style-name="Source_20_Text">pTree</text:span>. </text:p>
          <text:list>
            <text:list-item>
              <text:p text:style-name="P8">Diese Liste kann jetzt für die Sachlogik verwendet werden. </text:p>
            </text:list-item>
          </text:list>
        </text:list-item>
      </text:list>
      <text:p text:style-name="P3"><text:span text:style-name="T1">Sachlogik:</text:span> </text:p>
      <text:list xml:id="list1893102049" text:style-name="L5">
        <text:list-item>
          <text:p text:style-name="P13">eine Ergebnisliste <text:span text:style-name="Source_20_Text">ergebnisListe</text:span> wird angelegt; in <text:span text:style-name="Source_20_Text">ergebnisListe</text:span> kommen die Knoten in der Levelorder-Reihenfolge. </text:p>
        </text:list-item>
        <text:list-item>
          <text:p text:style-name="P13"><text:span text:style-name="Source_20_Text">baumListe</text:span> wird mit einer Schleife durchlaufen. Bei jedem Schleifendurchlauf wird... </text:p>
          <text:list>
            <text:list-item>
              <text:p text:style-name="P13">der aktuelle Baum aus <text:span text:style-name="Source_20_Text">baumListe</text:span> ausgelesen. </text:p>
            </text:list-item>
            <text:list-item>
              <text:p text:style-name="P9">die Wurzel des aktuellen Baumes in <text:span text:style-name="Source_20_Text">ergebnisListe</text:span> eingefügt. </text:p>
            </text:list-item>
          </text:list>
        </text:list-item>
      </text:list>
      <text:h text:style-name="Heading_20_3" text:outline-level="3"/>
      <text:h text:style-name="P18" text:outline-level="3"><text:bookmark text:name="Implementierung_3"/>Implementierung <text:span text:style-name="T24">der Liniearisierung</text:span></text:h>
      <text:p text:style-name="Text_20_body"/>
      <text:p text:style-name="P20"><text:span text:style-name="Source_20_Text"><text:span text:style-name="T19">public List levelorder(BinaryTree</text:span></text:span><text:span text:style-name="Source_20_Text"><text:span text:style-name="T20">&lt;Integer&gt;</text:span></text:span><text:span text:style-name="Source_20_Text"><text:span text:style-name="T19"> pTree){</text:span></text:span></text:p>
      <text:p text:style-name="P20"><text:span text:style-name="Source_20_Text"><text:span text:style-name="T19"><text:s text:c="2"/>// </text:span></text:span><text:span text:style-name="Source_20_Text"><text:span text:style-name="T22">1) </text:span></text:span><text:span text:style-name="Source_20_Text"><text:span text:style-name="T21">die Baumliste erstellen!</text:span></text:span></text:p>
      <text:p text:style-name="P21"><text:span text:style-name="Source_20_Text"><text:span text:style-name="T6"><text:s text:c="2"/>// </text:span></text:span><text:span text:style-name="Source_20_Text"><text:span text:style-name="T9">die baumliste als lokale Variable deklarieren und erzeugen</text:span></text:span></text:p>
      <text:p text:style-name="P21"><text:span text:style-name="Source_20_Text"><text:span text:style-name="T6"><text:s text:c="2"/>List</text:span></text:span><text:span text:style-name="Source_20_Text"><text:span text:style-name="T8">&lt;____________________________&gt;</text:span></text:span><text:span text:style-name="Source_20_Text"><text:span text:style-name="T6"> baumListe = new List</text:span></text:span><text:span text:style-name="Source_20_Text"><text:span text:style-name="T8">&lt;&gt;</text:span></text:span><text:span text:style-name="Source_20_Text"><text:span text:style-name="T6">();</text:span></text:span></text:p>
      <text:p text:style-name="P21"><text:span text:style-name="Source_20_Text"><text:span text:style-name="T6"><text:s text:c="2"/>// </text:span></text:span><text:span text:style-name="Source_20_Text"><text:span text:style-name="T8">den urspruenglichen Baum an die Baumliste anhaengen</text:span></text:span></text:p>
      <text:p text:style-name="P21"><text:span text:style-name="Source_20_Text"><text:span text:style-name="T6"><text:s text:c="2"/></text:span></text:span><text:span text:style-name="Source_20_Text"><text:span text:style-name="T8">baumListe.append(pTree);</text:span></text:span></text:p>
      <text:p text:style-name="P21"><text:span text:style-name="Source_20_Text"><text:span text:style-name="T8"><text:s text:c="2"/>// die Baumliste mit einer Schleife durchlaufen<text:line-break/> <text:s/>// die Baumliste wird dabei immer mehr erweitert.</text:span></text:span></text:p>
      <text:p text:style-name="P20"><text:span text:style-name="Source_20_Text"><text:span text:style-name="T6"><text:s text:c="2"/>for(baumListe.toFirst; baumListe.hasAccess(); baumListe.next()){</text:span></text:span></text:p>
      <text:p text:style-name="P20"><text:span text:style-name="Source_20_Text"><text:span text:style-name="T6"><text:s text:c="4"/>BinaryTree</text:span></text:span><text:span text:style-name="Source_20_Text"><text:span text:style-name="T14">&lt;Integer&gt;</text:span></text:span><text:span text:style-name="Source_20_Text"><text:span text:style-name="T6"> aktuell = baumListe.get</text:span></text:span><text:span text:style-name="Source_20_Text"><text:span text:style-name="T8">Content</text:span></text:span><text:span text:style-name="Source_20_Text"><text:span text:style-name="T6">();</text:span></text:span></text:p>
      <text:p text:style-name="P20"><text:span text:style-name="Source_20_Text"><text:span text:style-name="T6"><text:s text:c="4"/>// </text:span></text:span><text:span text:style-name="Source_20_Text"><text:span text:style-name="T9">Wenn rechter und linker Teilbaum nicht leer sind,</text:span></text:span></text:p>
      <text:p text:style-name="P20"><text:span text:style-name="Source_20_Text"><text:span text:style-name="T9"><text:s text:c="4"/>// dann an die baumListe anhaengen</text:span></text:span></text:p>
      <text:p text:style-name="P20"><text:span text:style-name="Source_20_Text"><text:span text:style-name="T6"><text:s text:c="4"/>if(______________________________________________________){</text:span></text:span></text:p>
      <text:p text:style-name="P20"><text:span text:style-name="Source_20_Text"><text:span text:style-name="T6"><text:s text:c="6"/>_________________________________________________________</text:span></text:span></text:p>
      <text:p text:style-name="P20"><text:span text:style-name="Source_20_Text"><text:span text:style-name="T6"><text:s text:c="4"/>}</text:span></text:span></text:p>
      <text:p text:style-name="P20"><text:span text:style-name="Source_20_Text"><text:span text:style-name="T6"><text:s text:c="4"/>if(______________________________________________________){</text:span></text:span></text:p>
      <text:p text:style-name="P22"><text:span text:style-name="Source_20_Text"><text:span text:style-name="T6"><text:s text:c="6"/>_________________________________________________________</text:span></text:span></text:p>
      <text:p text:style-name="P22"><text:span text:style-name="Source_20_Text"><text:span text:style-name="T6"><text:s text:c="4"/>}</text:span></text:span></text:p>
      <text:p text:style-name="P20"><text:span text:style-name="Source_20_Text"><text:span text:style-name="T6"><text:s text:c="2"/>} <text:s/>// </text:span></text:span><text:span text:style-name="Source_20_Text"><text:span text:style-name="T14">Ende der for-Schleife</text:span></text:span></text:p>
      <text:p text:style-name="P20"><text:span text:style-name="Source_20_Text"><text:span text:style-name="T6"><text:s text:c="2"/></text:span></text:span><text:span text:style-name="Source_20_Text"><text:span text:style-name="T15">// </text:span></text:span><text:span text:style-name="Source_20_Text"><text:span text:style-name="T17">2) </text:span></text:span><text:span text:style-name="Source_20_Text"><text:span text:style-name="T15">Sachlogik:</text:span></text:span></text:p>
      <text:p text:style-name="P20"><text:span text:style-name="Source_20_Text"><text:span text:style-name="T6"><text:s text:c="2"/>// die baumListe durchlaufen,</text:span></text:span></text:p>
      <text:p text:style-name="P20"><text:span text:style-name="Source_20_Text"><text:span text:style-name="T6"><text:s text:c="2"/>// von jedem Element (Typ: BinaryTree!)</text:span></text:span></text:p>
      <text:p text:style-name="P20"><text:span text:style-name="Source_20_Text"><text:span text:style-name="T6"><text:s text:c="2"/>// die Wurzel auslesen und an ergebnisListe anhaengen</text:span></text:span></text:p>
      <text:p text:style-name="P20"><text:span text:style-name="Source_20_Text"><text:span text:style-name="T6"><text:s text:c="2"/>List</text:span></text:span><text:span text:style-name="Source_20_Text"><text:span text:style-name="T9">&lt;Integer&gt;</text:span></text:span><text:span text:style-name="Source_20_Text"><text:span text:style-name="T6"> ergebnisListe = new List</text:span></text:span><text:span text:style-name="Source_20_Text"><text:span text:style-name="T9">&lt;Integer&gt;</text:span></text:span><text:span text:style-name="Source_20_Text"><text:span text:style-name="T6">();</text:span></text:span></text:p>
      <text:p text:style-name="P20"><text:span text:style-name="Source_20_Text"><text:span text:style-name="T6"><text:s text:c="2"/>for(baumListe.toFirst; baumListe.hasAccess(); baumListe.next()){</text:span></text:span></text:p>
      <text:p text:style-name="P20"><text:span text:style-name="Source_20_Text"><text:span text:style-name="T6"><text:s text:c="4"/>__________________________________________________________</text:span></text:span></text:p>
      <text:p text:style-name="P20"><text:span text:style-name="Source_20_Text"><text:span text:style-name="T6"><text:s text:c="4"/></text:span></text:span><text:span text:style-name="Source_20_Text"><text:span text:style-name="T8">int</text:span></text:span><text:span text:style-name="Source_20_Text"><text:span text:style-name="T6"> aktuelleWurzel = _____________________________________</text:span></text:span></text:p>
      <text:p text:style-name="P20"><text:span text:style-name="Source_20_Text"><text:span text:style-name="T6"><text:s text:c="4"/>ergebnisListe.append(aktuelleWurzel);</text:span></text:span></text:p>
      <text:p text:style-name="P20"><text:span text:style-name="Source_20_Text"><text:span text:style-name="T6"><text:s text:c="2"/>}</text:span></text:span></text:p>
      <text:p text:style-name="P20"><text:span text:style-name="Source_20_Text"><text:span text:style-name="T6"><text:s text:c="2"/>return ergebnisListe;</text:span></text:span></text:p>
      <text:p text:style-name="P20"><text:span text:style-name="Source_20_Text"><text:span text:style-name="T6">}</text:span>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style style:name="MT1" style:family="text">
      <style:text-properties officeooo:rsid="0008fd53"/>
    </style:style>
    <style:page-layout style:name="Mpm1">
      <style:page-layout-properties fo:page-width="21.001cm" fo:page-height="29.7cm" style:num-format="1" style:print-orientation="portrait" fo:margin-top="1.011cm" fo:margin-bottom="1.19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k Q1 LK<text:tab/>Standardmethoden für Binärbäume<text:tab/><text:span text:style-name="MT1">Februar</text:span> 201<text:span text:style-name="MT1">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34M52S</meta:editing-duration>
    <meta:editing-cycles>17</meta:editing-cycles>
    <meta:generator>LibreOffice/6.2.1.2$Windows_X86_64 LibreOffice_project/7bcb35dc3024a62dea0caee87020152d1ee96e71</meta:generator>
    <dc:date>2020-02-03T16:13:20.784000000</dc:date>
    <meta:document-statistic meta:table-count="0" meta:image-count="0" meta:object-count="0" meta:page-count="4" meta:paragraph-count="111" meta:word-count="758" meta:character-count="6090" meta:non-whitespace-character-count="5259"/>
    <meta:user-defined meta:name="Info 1"/>
    <meta:user-defined meta:name="Info 2"/>
    <meta:user-defined meta:name="Info 3"/>
    <meta:user-defined meta:name="Info 4"/>
  </office:meta>
</office:document-meta>
</file>